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GB" fo:font-weight="bold" officeooo:rsid="00120172" officeooo:paragraph-rsid="0012017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GB" fo:font-weight="normal" officeooo:rsid="00120172" officeooo:paragraph-rsid="0012017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GB" fo:font-weight="normal" officeooo:rsid="00120172" officeooo:paragraph-rsid="00120172" style:font-size-asian="12.25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fo:language="en" fo:country="GB" fo:font-weight="normal" officeooo:rsid="00120172" officeooo:paragraph-rsid="00120172" style:font-size-asian="12.25pt" style:font-weight-asian="normal" style:font-size-complex="14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4pt" fo:language="en" fo:country="GB" fo:font-weight="normal" officeooo:rsid="00120172" officeooo:paragraph-rsid="00120172" style:font-size-asian="12.25pt" style:font-weight-asian="normal" style:font-size-complex="14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4pt" fo:language="en" fo:country="GB" fo:font-weight="normal" officeooo:rsid="0013fcb0" officeooo:paragraph-rsid="0013fcb0" style:font-size-asian="12.25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4pt" fo:language="en" fo:country="GB" fo:font-weight="normal" officeooo:rsid="0013fcb0" officeooo:paragraph-rsid="0013fcb0" style:font-size-asian="12.25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fo:language="en" fo:country="GB" fo:font-weight="normal" officeooo:rsid="0013fcb0" officeooo:paragraph-rsid="0014ac5b" style:font-size-asian="12.25pt" style:font-weight-asian="normal" style:font-size-complex="14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4pt" fo:language="en" fo:country="GB" fo:font-weight="normal" officeooo:rsid="00156448" officeooo:paragraph-rsid="00156448" style:font-size-asian="12.25pt" style:font-weight-asian="normal" style:font-size-complex="14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4ac5b" style:font-size-asian="10.5pt" style:font-size-complex="12pt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s Stories</text:p>
      <text:p text:style-name="P2">Vitor Wogel</text:p>
      <text:p text:style-name="P2">Diego Touchard</text:p>
      <text:p text:style-name="P2"/>
      <text:p text:style-name="P3"><text:tab/><text:span text:style-name="T1">After completing the user scenarios, now its time to create stories. By doing that it will be easier to identify witch set of features are really important for our program.</text:span></text:p>
      <text:p text:style-name="P3"><text:span text:style-name="T1"/></text:p>
      <text:p text:style-name="P3"><text:span text:style-name="T1"><text:tab/></text:span><text:span text:style-name="T3">Marcos user stories</text:span></text:p>
      <text:list text:style-name="L3">
        <text:list-item>
          <text:p text:style-name="P4"><text:span text:style-name="T1">As a teacher I want to set a timed or untimed quiz for my students.</text:span></text:p>
        </text:list-item>
        <text:list-item>
          <text:p text:style-name="P4"><text:span text:style-name="T1">As a teacher I want that quiz to have as many questions as necessary.</text:span></text:p>
        </text:list-item>
        <text:list-item>
          <text:p text:style-name="P4"><text:span text:style-name="T1">As a teacher I want to have an overview of all students answers.</text:span></text:p>
        </text:list-item>
        <text:list-item>
          <text:p text:style-name="P4"><text:span text:style-name="T1">As a teacher I want to have access to students calculations so I can check how they got to that answer.</text:span></text:p>
        </text:list-item>
        <text:list-item>
          <text:p text:style-name="P4"><text:span text:style-name="T1">As a teacher I want to select a specific group of students that can answer the quiz.</text:span></text:p>
        </text:list-item>
        <text:list-item>
          <text:p text:style-name="P4"><text:span text:style-name="T1">As a teacher I want to set the privacy of the quiz (public or private) so I know who can enter to that quiz session.</text:span></text:p>
        </text:list-item>
        <text:list-item>
          <text:p text:style-name="P4"><text:span text:style-name="T1">As a teacher I want to set the quiz availability time.</text:span></text:p>
        </text:list-item>
        <text:list-item>
          <text:p text:style-name="P8"><text:span text:style-name="T1">As a </text:span><text:span text:style-name="T2">teacher</text:span><text:span text:style-name="T1"> I want to do polls instead of just multiple choice quizzes.</text:span></text:p>
        </text:list-item>
        <text:list-item>
          <text:p text:style-name="P8"><text:span text:style-name="T1">As a </text:span><text:span text:style-name="T2">teacher</text:span><text:span text:style-name="T1"> I want to be able to see other profiles registered on the app.</text:span></text:p>
        </text:list-item>
      </text:list>
      <text:p text:style-name="P3"><text:span text:style-name="T1"><text:tab/></text:span></text:p>
      <text:p text:style-name="P3"><text:span text:style-name="T1"><text:tab/></text:span><text:span text:style-name="T3">Thaiz user stories</text:span></text:p>
      <text:list xml:id="list355178873" text:style-name="L4">
        <text:list-item>
          <text:p text:style-name="P5"><text:span text:style-name="T1">As a student I want to enter a public quiz just by putting up its ID.</text:span></text:p>
        </text:list-item>
        <text:list-item>
          <text:p text:style-name="P5"><text:span text:style-name="T1">As a student I want to be able to flag questions so I can return to them later.</text:span></text:p>
        </text:list-item>
        <text:list-item>
          <text:p text:style-name="P5"><text:span text:style-name="T1">As a student I want to have an instantaneous feedback from the platform on the percentage of questions I got correct.</text:span></text:p>
        </text:list-item>
        <text:list-item>
          <text:p text:style-name="P5"><text:span text:style-name="T1">As a student I want to have my professor’s complete feedback.</text:span></text:p>
        </text:list-item>
        <text:list-item>
          <text:p text:style-name="P5"><text:span text:style-name="T1">As a student I want to be able to generate my own quizzes.</text:span></text:p>
        </text:list-item>
        <text:list-item>
          <text:p text:style-name="P7"><text:span text:style-name="T1">As a student I want to share my results on social media.</text:span></text:p>
        </text:list-item>
      </text:list>
      <text:p text:style-name="P3"><text:span text:style-name="T1"/></text:p>
      <text:p text:style-name="P3"><text:span text:style-name="T1"><text:tab/></text:span><text:span text:style-name="T3">General user stories</text:span></text:p>
      <text:list xml:id="list409518511" text:style-name="L5">
        <text:list-item>
          <text:p text:style-name="P6"><text:span text:style-name="T1">As a user I want to login using my Google account so I don’t have to register as a new user.</text:span></text:p>
        </text:list-item>
        <text:list-item>
          <text:p text:style-name="P6"><text:span text:style-name="T1">As a user I want to have the possibility of signing up as a new user.</text:span></text:p>
        </text:list-item>
        <text:list-item>
          <text:p text:style-name="P9"><text:span text:style-name="T1">As a user I want to be able to delete my account.</text:span></text:p>
        </text:list-item>
        <text:list-item>
          <text:p text:style-name="P9"><text:span text:style-name="T1">As a user I want to be able to enter as a gues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15:23:16.458000000</meta:creation-date>
    <dc:date>2023-03-20T15:47:43.261000000</dc:date>
    <meta:editing-duration>PT24M26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7" meta:word-count="363" meta:character-count="1693" meta:non-whitespace-character-count="1370"/>
  </office:meta>
</office:document-meta>
</file>